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automatic" fo:wrap-option="wrap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9.47208333333333cm"/>
    </style:style>
    <style:style style:name="co3" style:family="table-column">
      <style:table-column-properties fo:break-before="auto" style:column-width="4.021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75pt" style:use-optimal-row-height="true" fo:break-before="auto"/>
    </style:style>
    <style:style style:name="ro3" style:family="table-row">
      <style:table-row-properties style:row-height="13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240pt" style:use-optimal-row-height="true" fo:break-before="auto"/>
    </style:style>
    <style:style style:name="ro6" style:family="table-row">
      <style:table-row-properties style:row-height="165pt" style:use-optimal-row-height="true" fo:break-before="auto"/>
    </style:style>
    <style:style style:name="ro7" style:family="table-row">
      <style:table-row-properties style:row-height="90pt" style:use-optimal-row-height="true" fo:break-before="auto"/>
    </style:style>
    <style:style style:name="ro8" style:family="table-row">
      <style:table-row-properties style:row-height="409.5pt" style:use-optimal-row-height="true" fo:break-before="auto"/>
    </style:style>
    <style:style style:name="ro9" style:family="table-row">
      <style:table-row-properties style:row-height="105pt" style:use-optimal-row-height="true" fo:break-before="auto"/>
    </style:style>
    <style:style style:name="ro10" style:family="table-row">
      <style:table-row-properties style:row-height="30pt" style:use-optimal-row-height="true" fo:break-before="auto"/>
    </style:style>
    <style:style style:name="ro11" style:family="table-row">
      <style:table-row-properties style:row-height="315pt" style:use-optimal-row-height="true" fo:break-before="auto"/>
    </style:style>
    <style:style style:name="ro12" style:family="table-row">
      <style:table-row-properties style:row-height="195pt" style:use-optimal-row-height="true" fo:break-before="auto"/>
    </style:style>
    <style:style style:name="ro13" style:family="table-row">
      <style:table-row-properties style:row-height="60pt" style:use-optimal-row-height="true" fo:break-before="auto"/>
    </style:style>
    <style:style style:name="ro14" style:family="table-row">
      <style:table-row-properties style:row-height="270pt" style:use-optimal-row-height="true" fo:break-before="auto"/>
    </style:style>
    <style:style style:name="ro15" style:family="table-row">
      <style:table-row-properties style:row-height="12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TestWord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description</text:p>
          </table:table-cell>
          <table:table-cell office:value-type="string" table:style-name="ce2">
            <text:p>answer</text:p>
          </table:table-cell>
          <table:table-cell office:value-type="string" table:style-name="ce2">
            <text:p>right_</text:p>
          </table:table-cell>
          <table:table-cell office:value-type="string" table:style-name="ce2">
            <text:p>f</text:p>
          </table:table-cell>
          <table:table-cell table:number-columns-repeated="16378"/>
        </table:table-row>
        <table:table-row table:style-name="ro2">
          <table:table-cell office:value-type="float" office:value="0" table:style-name="ce2">
            <text:p>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их списков нет в текстовом редакторе?</text:p>
          </table:table-cell>
          <table:table-cell office:value-type="string" table:style-name="ce2">
            <text:p>нумерованных; точечных; маркированных; многоуровневых;</text:p>
            <text:p/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formula="of:=[.A2]+1" table:style-name="ce2">
            <text:p>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ри задании параметров страницы в текстовом редакторе устанавливаются:</text:p>
          </table:table-cell>
          <table:table-cell office:value-type="string" table:style-name="ce2">
            <text:p>поля, ориентация и размер страницы; интервал между абзацами и вид шрифта; фон и границы страницы, отступ; фон и границы страницы, вид шрифта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2" table:formula="of:=[.A3]+1" table:style-name="ce2">
            <text:p>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омбинацию клавиш следует применить, чтобы вставить в документ сегодняшнюю дату?</text:p>
          </table:table-cell>
          <table:table-cell office:value-type="string" table:style-name="ce2">
            <text:p>Ctrl + Alt + A; Shift + Ctrl + V; Shift + Alt + D; Alt + F4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5">
          <table:table-cell office:value-type="float" office:value="3" table:formula="of:=[.A4]+1" table:style-name="ce2">
            <text:p>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правильное?</text:p>
          </table:table-cell>
          <table:table-cell office:value-type="string" table:style-name="ce2">
            <text:p>Кернинг – это изменение интервала между буквами одного слова; Если пароль к защищенному документу утрачен, его можно восстановить с помощью ключевого слова; Сочетание клавиш Shift + Home переносит на первую страницу документа; Word - это электронная таблица;</text:p>
          </table:table-cell>
          <table:table-cell office:value-type="float" office:value="1" table:style-name="ce2">
            <text:p>1</text:p>
          </table:table-cell>
          <table:table-cell table:style-name="ce2"/>
          <table:table-cell table:number-columns-repeated="16378"/>
        </table:table-row>
        <table:table-row table:style-name="ro6">
          <table:table-cell office:value-type="float" office:value="4" table:formula="of:=[.A5]+1" table:style-name="ce2">
            <text:p>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этих утверждений неправильное?</text:p>
          </table:table-cell>
          <table:table-cell office:value-type="string" table:style-name="ce2">
            <text:p>Большую букву можно напечатать двумя способами; При помощи клавиши Tab можно сделать красную строку; Клавиша Delete не удаляет знак перед мигающим курсором; Word - это текстовый редактор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5" table:formula="of:=[.A6]+1" table:style-name="ce2">
            <text:p>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На какую клавишу нужно нажать, чтобы напечатать запятую, когда на компьютере установлен английский алфавит?</text:p>
          </table:table-cell>
          <table:table-cell office:value-type="string" table:style-name="ce2">
            <text:p>где написана русская буква Б; где написана русская буква Ю; где написана русская буква Ж; где написана русская буква 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8">
          <table:table-cell office:value-type="float" office:value="6" table:formula="of:=[.A7]+1" table:style-name="ce2">
            <text:p>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олонтитул – это:</text:p>
          </table:table-cell>
          <table:table-cell office:value-type="string" table:style-name="ce2">
            <text:p>область, которая находится в верхнем и нижнем поле и предназначается для помещения названия работы над текстом каждой страницы; внешний вид печатных знаков, который пользователь видит в окне текстового редактора; верхняя строка окна редактора Word, которая содержит в себе панель команд (например, «Вставка», «Конструктор», «Макет» и т. д.); область, которая находится по центру страницы и предназначается для помещения названия работы над текстом каждой страниц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7" table:formula="of:=[.A8]+1" table:style-name="ce2">
            <text:p>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ссылку, нужно перейти по следующим вкладкам:</text:p>
          </table:table-cell>
          <table:table-cell office:value-type="string" table:style-name="ce2">
            <text:p>Вставка – Вставить ссылку – Создание источника;  Файл – Параметры страницы – Вставить ссылку; Ссылки – Вставить ссылку – Добавить новый источник; Файл – Вставить – Вставить ссылку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8" table:formula="of:=[.A9]+1" table:style-name="ce2">
            <text:p>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шрифт по умолчанию установлен в Word 2019?</text:p>
          </table:table-cell>
          <table:table-cell office:value-type="string" table:style-name="ce2">
            <text:p>Times New Roman; Calibri; Microsoft Ya Hei; Arial Narrow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9">
          <table:table-cell office:value-type="float" office:value="9" table:formula="of:=[.A10]+1" table:style-name="ce2">
            <text:p>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В верхней строке панели задач изображена иконка с дискетой. Что произойдет, если на нее нажать?</text:p>
          </table:table-cell>
          <table:table-cell office:value-type="string" table:style-name="ce2">
            <text:p>документ удалится; документ сохранится; документ запишется на диск или флешку, вставленные в компьютер; документ распечатается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0" table:formula="of:=[.A11]+1" table:style-name="ce2">
            <text:p>1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клавишу нужно удерживать при копировании разных элементов текста одного документа?</text:p>
          </table:table-cell>
          <table:table-cell office:value-type="string" table:style-name="ce2">
            <text:p>Alt; Ctrl; Shift; Del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1">
          <table:table-cell office:value-type="float" office:value="11" table:formula="of:=[.A12]+1" table:style-name="ce2">
            <text:p>1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можно сделать с помощью двух изогнутых стрелок, размещенных в верхней строке над страницей текста?</text:p>
          </table:table-cell>
          <table:table-cell office:value-type="string" table:style-name="ce2">
            <text:p>перейти на одну букву вправо или влево (в зависимости от того, на какую стрелку нажать); перейти на одну строку вверх или вниз (в зависимости от того, на какую стрелку нажать); перейти на одно совершенное действие назад или вперед (в зависимости от того, на какую стрелку нажать); перейти на две буквы вправо или влево (в зависимости от того, на какую стрелку нажать)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12" table:formula="of:=[.A13]+1" table:style-name="ce2">
            <text:p>1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увидеть включенная кнопка «Непечатаемые символы»?</text:p>
          </table:table-cell>
          <table:table-cell office:value-type="string" table:style-name="ce2">
            <text:p>пробелы между словами и конец абзаца; все знаки препинания; ошибки в тексте; отступы между строк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2">
          <table:table-cell office:value-type="float" office:value="13" table:formula="of:=[.A14]+1" table:style-name="ce2">
            <text:p>1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Объединить или разбить ячейки нарисованной таблицы возможно во вкладке:</text:p>
          </table:table-cell>
          <table:table-cell office:value-type="string" table:style-name="ce2">
            <text:p>«Конструктор»; «Макет»; «Параметры таблицы»; «Рецензировани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2">
          <table:table-cell office:value-type="float" office:value="14" table:formula="of:=[.A15]+1" table:style-name="ce2">
            <text:p>1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 позволяет сделать наложенный на текстовый документ водяной знак?</text:p>
          </table:table-cell>
          <table:table-cell office:value-type="string" table:style-name="ce2">
            <text:p>он делает документ уникальным; он защищает документ от поражения вирусами; он разрешает сторонним пользователям копировать размещенный в документе текст; он запрещает пользователям изменять документ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15" table:formula="of:=[.A16]+1" table:style-name="ce2">
            <text:p>1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ключить автоматическую расстановку переносов, нужно перейти по следующим вкладкам:</text:p>
          </table:table-cell>
          <table:table-cell office:value-type="string" table:style-name="ce2">
            <text:p>Макет – Параметры страницы – Расстановка переносов; Вставка – Текст – Вставка переносов; Ссылки – Дополнительные материалы – Вставить перенос; Макет – Вставка переносов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6" table:formula="of:=[.A17]+1" table:style-name="ce2">
            <text:p>1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оздать новую страницу, необходимо одновременно нажать на такие клавиши:</text:p>
          </table:table-cell>
          <table:table-cell office:value-type="string" table:style-name="ce2">
            <text:p>Ctrl и Enter; Shift и пробел; Shift и Enter; Alt и Enter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4">
          <table:table-cell office:value-type="float" office:value="17" table:formula="of:=[.A18]+1" table:style-name="ce2">
            <text:p>1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быстро вставить скопированный элемент, следует воспользоваться такой комбинацией клавиш:</text:p>
          </table:table-cell>
          <table:table-cell office:value-type="string" table:style-name="ce2">
            <text:p>Ctrl + V; Ctrl + C; Ctrl + X; Ctrl + C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3">
          <table:table-cell office:value-type="float" office:value="18" table:formula="of:=[.A19]+1" table:style-name="ce2">
            <text:p>1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Перечень инструкций, который сообщает Word записанный заранее порядок действий для достижения определенной цели, называется:</text:p>
          </table:table-cell>
          <table:table-cell office:value-type="string" table:style-name="ce2">
            <text:p>колонтитулом; макросом; инструкцией; скрипт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19" table:formula="of:=[.A20]+1" table:style-name="ce2">
            <text:p>19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С помощью каких горячих клавиш невозможно изменить язык в текстовом редакторе?</text:p>
          </table:table-cell>
          <table:table-cell office:value-type="string" table:style-name="ce2">
            <text:p>Alt + Shift; Ctrl + Shift; Alt + Ctrl; Ctrl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8">
          <table:table-cell office:value-type="float" office:value="20" table:formula="of:=[.A21]+1" table:style-name="ce2">
            <text:p>20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сделать содержание в документе, необходимо выполнить ряд следующих действий:</text:p>
          </table:table-cell>
          <table:table-cell office:value-type="string" table:style-name="ce2">
            <text:p>выделить несколько слов в тексте с помощью клавиши Ctrl (они будут заглавиями), перейти на вкладку «Вставка» и нажать на иконку «Содержание»; выделить в тексте заголовки, перейти на вкладку «Ссылки» и там нажать на иконку «Оглавление»; каждую новую главу начать с новой страницы, перейти на вкладку «Вставка», найти там иконку «Вставить содержание» и нажать на нее; выделить в тексте заголовки, перейти на вкладку «Вставка» и там нажать на иконку «Вставить содержимое»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4">
          <table:table-cell office:value-type="float" office:value="21" table:formula="of:=[.A22]+1" table:style-name="ce2">
            <text:p>21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ставить гиперссылку, следует выделить нужное слово и нажать:</text:p>
          </table:table-cell>
          <table:table-cell office:value-type="string" table:style-name="ce2">
            <text:p>правую кнопку мыши с последующим выбором вкладки «Гиперссылка»; левую кнопку мыши с последующим выбором вкладки «Гиперссылка»; дважды на левую кнопку мыши с последующим выбором вкладки «Гиперссылка»; дважды на правую кнопку мыши с последующим выбором вкладки «Гиперссылка»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15">
          <table:table-cell office:value-type="float" office:value="22" table:formula="of:=[.A23]+1" table:style-name="ce2">
            <text:p>22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Чтобы в текстовый документ вставить формулу, необходимо перейти по таким вкладкам:</text:p>
          </table:table-cell>
          <table:table-cell office:value-type="string" table:style-name="ce2">
            <text:p>Файл – Параметры страницы – Вставить формулу; Вставка – Символы – Формула; Вставка – Иллюстрации – Вставить формулу; Вставка – Параметры страницы – Формула;</text:p>
          </table:table-cell>
          <table:table-cell office:value-type="float" office:value="2" table:style-name="ce2">
            <text:p>2</text:p>
          </table:table-cell>
          <table:table-cell table:number-columns-repeated="16379" table:style-name="ce1"/>
        </table:table-row>
        <table:table-row table:style-name="ro10">
          <table:table-cell office:value-type="float" office:value="23" table:formula="of:=[.A24]+1" table:style-name="ce2">
            <text:p>23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й ориентации страницы не существует?</text:p>
          </table:table-cell>
          <table:table-cell office:value-type="string" table:style-name="ce2">
            <text:p>блокнотной; книжной; альбомно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9">
          <table:table-cell office:value-type="float" office:value="24" table:formula="of:=[.A25]+1" table:style-name="ce2">
            <text:p>24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ую опцию регулирует это диалоговое окно?</text:p>
          </table:table-cell>
          <table:table-cell office:value-type="string" table:style-name="ce2">
            <text:p>изменение абзацного отступа; изменение шрифта текста; изменение размера полей листа; изменение размера текста;</text:p>
          </table:table-cell>
          <table:table-cell office:value-type="float" office:value="1" table:style-name="ce2">
            <text:p>1</text:p>
          </table:table-cell>
          <table:table-cell office:value-type="string" table:style-name="ce3">
            <text:p>Рис.1</text:p>
          </table:table-cell>
          <table:table-cell table:number-columns-repeated="16378"/>
        </table:table-row>
        <table:table-row table:style-name="ro8">
          <table:table-cell office:value-type="float" office:value="25" table:formula="of:=[.A26]+1" table:style-name="ce2">
            <text:p>25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ое из данных ниже предложений соответствует правилам расстановки пробелов между словами и знаками препинания?</text:p>
          </table:table-cell>
          <table:table-cell office:value-type="string" table:style-name="ce2">
            <text:p>Word–идеальный помощник для студента:он позволяет создавать, просматривать и редактировать текстовые документы; Word – идеальный помощник для студента: он позволяет создавать, просматривать и редактировать текстовые документы; Word – идеальный помощник для студента: он позволяет создавать,просматривать и редактировать текстовые документы; Word – идеальный помощник для студента:он позволяет создавать,просматривать и редактировать текстовые документы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style-name="ro6">
          <table:table-cell office:value-type="float" office:value="26" table:formula="of:=[.A27]+1" table:style-name="ce2">
            <text:p>26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Решите практическую задачу. Александр написал курсовую работу на 53 страницы. Теперь ему нужно скопировать информацию в другой документ. Парень 2 раза нажал на левую кнопку мыши и потянул… Посоветуйте Александру, как в один клик выделить весь текст.</text:p>
          </table:table-cell>
          <table:table-cell office:value-type="string" table:style-name="ce2">
            <text:p>нажать на вкладку «Файл» и выбрать там функцию «Скопировать все»; навести курсор мыши на поле и кликнуть один раз; нажать на сочетание клавиш Ctrl и A; нажать на сочетание клавиш Ctrl и D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4">
          <table:table-cell office:value-type="float" office:value="27" table:formula="of:=[.A28]+1" table:style-name="ce2">
            <text:p>27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Как сохранить написанный документ с помощью горячих клавиш?</text:p>
          </table:table-cell>
          <table:table-cell office:value-type="string" table:style-name="ce2">
            <text:p>Alt + Ctrl + F2; Ctrl + Shift + F2; Alt + Shift + F2; Ctrl + Alt + Del;</text:p>
          </table:table-cell>
          <table:table-cell office:value-type="float" office:value="3" table:style-name="ce2">
            <text:p>3</text:p>
          </table:table-cell>
          <table:table-cell table:number-columns-repeated="16379" table:style-name="ce1"/>
        </table:table-row>
        <table:table-row table:style-name="ro7">
          <table:table-cell office:value-type="float" office:value="28" table:formula="of:=[.A29]+1" table:style-name="ce2">
            <text:p>28</text:p>
          </table:table-cell>
          <table:table-cell office:value-type="string" table:style-name="ce2">
            <text:p>radio</text:p>
          </table:table-cell>
          <table:table-cell office:value-type="string" table:style-name="ce2">
            <text:p>MS Word – это:</text:p>
          </table:table-cell>
          <table:table-cell office:value-type="string" table:style-name="ce2">
            <text:p>текстовый редактор; электронная таблица; управление базами данных; приложение для создания презентаций;</text:p>
          </table:table-cell>
          <table:table-cell office:value-type="float" office:value="1" table:style-name="ce2">
            <text:p>1</text:p>
          </table:table-cell>
          <table:table-cell table:number-columns-repeated="16379" table:style-name="ce1"/>
        </table:table-row>
        <table:table-row table:number-rows-repeated="104854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Skripko Vlad</dc:creator>
    <meta:creation-date>2015-06-05T18:19:34Z</meta:creation-date>
    <dc:date>2020-03-30T08:46:16Z</dc:date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